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8_7_2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5.0000000000000001E-9" table:style-name="ce2">
            <text:p>5.00E-009</text:p>
          </table:table-cell>
          <table:table-cell office:value-type="float" office:value="32" table:style-name="ce1">
            <text:p>32</text:p>
          </table:table-cell>
          <table:table-cell office:value-type="float" office:value="-3200000000" table:style-name="ce1">
            <text:p>-3200000000</text:p>
          </table:table-cell>
          <table:table-cell office:value-type="float" office:value="21.8864166467521" table:style-name="ce1">
            <text:p>21.88641665</text:p>
          </table:table-cell>
          <table:table-cell office:value-type="float" office:value="3.4657359027997301" table:style-name="ce1">
            <text:p>3.465735903</text:p>
          </table:table-cell>
          <table:table-cell office:value-type="float" office:value="2.7266526668739599E-8" table:style-name="ce2">
            <text:p>2.73E-008</text:p>
          </table:table-cell>
          <table:table-cell office:value-type="float" office:value="4.8712564182290903" table:style-name="ce1">
            <text:p>4.871256418</text:p>
          </table:table-cell>
          <table:table-cell table:number-columns-repeated="16377"/>
        </table:table-row>
        <table:table-row table:style-name="ro1">
          <table:table-cell office:value-type="float" office:value="1.4999999999999999E-8" table:style-name="ce2">
            <text:p>1.50E-008</text:p>
          </table:table-cell>
          <table:table-cell office:value-type="float" office:value="18" table:style-name="ce1">
            <text:p>18</text:p>
          </table:table-cell>
          <table:table-cell office:value-type="float" office:value="-1800000000" table:style-name="ce1">
            <text:p>-1800000000</text:p>
          </table:table-cell>
          <table:table-cell office:value-type="float" office:value="21.311052501848501" table:style-name="ce1">
            <text:p>21.3110525</text:p>
          </table:table-cell>
          <table:table-cell office:value-type="float" office:value="2.8903717578961601" table:style-name="ce1">
            <text:p>2.890371758</text:p>
          </table:table-cell>
          <table:table-cell table:number-columns-repeated="16379" table:style-name="ce1"/>
        </table:table-row>
        <table:table-row table:style-name="ro1">
          <table:table-cell office:value-type="float" office:value="2.4999999999999999E-8" table:style-name="ce2">
            <text:p>2.50E-008</text:p>
          </table:table-cell>
          <table:table-cell office:value-type="float" office:value="21" table:style-name="ce1">
            <text:p>21</text:p>
          </table:table-cell>
          <table:table-cell office:value-type="float" office:value="-2100000000" table:style-name="ce1">
            <text:p>-2100000000</text:p>
          </table:table-cell>
          <table:table-cell office:value-type="float" office:value="21.4652031816758" table:style-name="ce1">
            <text:p>21.46520318</text:p>
          </table:table-cell>
          <table:table-cell office:value-type="float" office:value="3.0445224377234199" table:style-name="ce1">
            <text:p>3.044522438</text:p>
          </table:table-cell>
          <table:table-cell table:number-columns-repeated="16379" table:style-name="ce1"/>
        </table:table-row>
        <table:table-row table:style-name="ro1">
          <table:table-cell office:value-type="float" office:value="3.5000000000000002E-8" table:style-name="ce2">
            <text:p>3.50E-008</text:p>
          </table:table-cell>
          <table:table-cell office:value-type="float" office:value="7" table:style-name="ce1">
            <text:p>7</text:p>
          </table:table-cell>
          <table:table-cell office:value-type="float" office:value="-700000000" table:style-name="ce1">
            <text:p>-700000000</text:p>
          </table:table-cell>
          <table:table-cell office:value-type="float" office:value="20.3665908930077" table:style-name="ce1">
            <text:p>20.36659089</text:p>
          </table:table-cell>
          <table:table-cell office:value-type="float" office:value="1.9459101490553099" table:style-name="ce1">
            <text:p>1.945910149</text:p>
          </table:table-cell>
          <table:table-cell table:number-columns-repeated="16379" table:style-name="ce1"/>
        </table:table-row>
        <table:table-row table:style-name="ro1">
          <table:table-cell office:value-type="float" office:value="4.4999999999999999E-8" table:style-name="ce2">
            <text:p>4.50E-008</text:p>
          </table:table-cell>
          <table:table-cell office:value-type="float" office:value="8" table:style-name="ce1">
            <text:p>8</text:p>
          </table:table-cell>
          <table:table-cell office:value-type="float" office:value="-800000000" table:style-name="ce1">
            <text:p>-800000000</text:p>
          </table:table-cell>
          <table:table-cell office:value-type="float" office:value="20.500122285632202" table:style-name="ce1">
            <text:p>20.50012229</text:p>
          </table:table-cell>
          <table:table-cell office:value-type="float" office:value="2.0794415416798402" table:style-name="ce1">
            <text:p>2.079441542</text:p>
          </table:table-cell>
          <table:table-cell table:number-columns-repeated="16379" table:style-name="ce1"/>
        </table:table-row>
        <table:table-row table:style-name="ro1">
          <table:table-cell office:value-type="float" office:value="5.5000000000000003E-8" table:style-name="ce2">
            <text:p>5.50E-008</text:p>
          </table:table-cell>
          <table:table-cell office:value-type="float" office:value="6" table:style-name="ce1">
            <text:p>6</text:p>
          </table:table-cell>
          <table:table-cell office:value-type="float" office:value="-600000000" table:style-name="ce1">
            <text:p>-600000000</text:p>
          </table:table-cell>
          <table:table-cell office:value-type="float" office:value="20.2124402131804" table:style-name="ce1">
            <text:p>20.21244021</text:p>
          </table:table-cell>
          <table:table-cell office:value-type="float" office:value="1.7917594692280601" table:style-name="ce1">
            <text:p>1.791759469</text:p>
          </table:table-cell>
          <table:table-cell table:style-name="ce1">
            <draw:frame xmlns:presentation="urn:oasis:names:tc:opendocument:xmlns:presentation:1.0" draw:z-index="1" draw:id="id0" draw:style-name="a0" draw:name="Chart 1" svg:x="0.86458in" svg:y="0.17467in" svg:width="8.6409in" svg:height="6.9098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float" office:value="6.5E-8" table:style-name="ce2">
            <text:p>6.50E-008</text:p>
          </table:table-cell>
          <table:table-cell office:value-type="float" office:value="5" table:style-name="ce1">
            <text:p>5</text:p>
          </table:table-cell>
          <table:table-cell office:value-type="float" office:value="-500000000" table:style-name="ce1">
            <text:p>-500000000</text:p>
          </table:table-cell>
          <table:table-cell office:value-type="float" office:value="20.030118656386499" table:style-name="ce1">
            <text:p>20.03011866</text:p>
          </table:table-cell>
          <table:table-cell office:value-type="float" office:value="1.6094379124341001" table:style-name="ce1">
            <text:p>1.609437912</text:p>
          </table:table-cell>
          <table:table-cell table:number-columns-repeated="16379" table:style-name="ce1"/>
        </table:table-row>
        <table:table-row table:style-name="ro1">
          <table:table-cell office:value-type="float" office:value="7.4999999999999997E-8" table:style-name="ce2">
            <text:p>7.50E-008</text:p>
          </table:table-cell>
          <table:table-cell office:value-type="float" office:value="2" table:style-name="ce1">
            <text:p>2</text:p>
          </table:table-cell>
          <table:table-cell office:value-type="float" office:value="-200000000" table:style-name="ce1">
            <text:p>-200000000</text:p>
          </table:table-cell>
          <table:table-cell office:value-type="float" office:value="19.1138279245123" table:style-name="ce1">
            <text:p>19.11382792</text:p>
          </table:table-cell>
          <table:table-cell office:value-type="float" office:value="0.69314718055994495" table:style-name="ce1">
            <text:p>0.693147181</text:p>
          </table:table-cell>
          <table:table-cell table:number-columns-repeated="16379" table:style-name="ce1"/>
        </table:table-row>
        <table:table-row table:style-name="ro1">
          <table:table-cell office:value-type="float" office:value="8.4999999999999994E-8" table:style-name="ce2">
            <text:p>8.50E-008</text:p>
          </table:table-cell>
          <table:table-cell office:value-type="float" office:value="3" table:style-name="ce1">
            <text:p>3</text:p>
          </table:table-cell>
          <table:table-cell office:value-type="float" office:value="-300000000" table:style-name="ce1">
            <text:p>-300000000</text:p>
          </table:table-cell>
          <table:table-cell office:value-type="float" office:value="19.519293032620499" table:style-name="ce1">
            <text:p>19.51929303</text:p>
          </table:table-cell>
          <table:table-cell office:value-type="float" office:value="1.09861228866811" table:style-name="ce1">
            <text:p>1.098612289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float" office:value="1.05E-7" table:style-name="ce2">
            <text:p>1.05E-007</text:p>
          </table:table-cell>
          <table:table-cell office:value-type="float" office:value="5" table:style-name="ce1">
            <text:p>5</text:p>
          </table:table-cell>
          <table:table-cell office:value-type="float" office:value="-500000000" table:style-name="ce1">
            <text:p>-500000000</text:p>
          </table:table-cell>
          <table:table-cell office:value-type="float" office:value="20.030118656386499" table:style-name="ce1">
            <text:p>20.03011866</text:p>
          </table:table-cell>
          <table:table-cell office:value-type="float" office:value="1.6094379124341001" table:style-name="ce1">
            <text:p>1.609437912</text:p>
          </table:table-cell>
          <table:table-cell table:number-columns-repeated="16379" table:style-name="ce1"/>
        </table:table-row>
        <table:table-row table:style-name="ro1">
          <table:table-cell office:value-type="float" office:value="1.15E-7" table:style-name="ce2">
            <text:p>1.15E-007</text:p>
          </table:table-cell>
          <table:table-cell office:value-type="float" office:value="1" table:style-name="ce1">
            <text:p>1</text:p>
          </table:table-cell>
          <table:table-cell office:value-type="float" office:value="8695652.1739130393" table:style-name="ce1">
            <text:p>8695652.174</text:p>
          </table:table-cell>
          <table:table-cell office:value-type="float" office:value="15.9783337085832" table:style-name="ce1">
            <text:p>15.9783337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8_7_3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4.6" table:style-name="ce1">
            <text:p>14.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.5" table:style-name="ce1">
            <text:p>18.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.6" table:style-name="ce1">
            <text:p>36.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.8" table:style-name="ce1">
            <text:p>30.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9.2" table:style-name="ce1">
            <text:p>59.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0.1" table:style-name="ce1">
            <text:p>60.1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2.2" table:style-name="ce1">
            <text:p>62.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9.400000000000006" table:style-name="ce1">
            <text:p>79.4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9.9" table:style-name="ce1">
            <text:p>99.9</text:p>
          </table:table-cell>
          <table:table-cell table:number-columns-repeated="16382"/>
        </table:table-row>
        <table:table-row table:style-name="ro1">
          <table:table-cell table:style-name="ce1">
            <draw:frame xmlns:presentation="urn:oasis:names:tc:opendocument:xmlns:presentation:1.0" draw:z-index="1" draw:id="id1" draw:style-name="a1" draw:name="Chart 1" svg:x="0.0433in" svg:y="0.0732in" svg:width="7.9906in" svg:height="6.6051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tchell </meta:initial-creator>
    <dc:creator>Mitch</dc:creator>
    <meta:creation-date>2010-04-15T15:05:39Z</meta:creation-date>
    <dc:date>2010-04-16T06:29:12Z</dc:date>
    <meta:editing-cycles>4</meta:editing-cycles>
    <meta:editing-duration>PT118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/>
      <style:graphic-properties draw:fill="none" draw:stroke="solid" svg:stroke-width="0.01042in" svg:stroke-color="#b3b3b3" svg:stroke-opacity="100%" draw:stroke-linejoin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graphic-properties draw:fill="none" draw:stroke="solid" svg:stroke-width="0in" svg:stroke-color="#004586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97.5055905511811pt" svg:width="622.1447244094488pt" chart:style-name="Crt0">
        <chart:title svg:x="228.9425984251968pt" svg:y="9.977322834645668pt" chart:style-name="CT00">
          <text:p text:style-name="a0" text:class-names="" text:cond-style-name="">ln(Decay Rate) VS Time Step</text:p>
        </chart:title>
        <chart:plot-area svg:x="19.13291338582677pt" svg:y="34.18362204724409pt" svg:width="590.5967716535433pt" svg:height="449.1213385826771pt" chart:style-name="Plt0">
          <chart:axis chart:dimension="y" chart:name="primary-y" chart:style-name="Axs0">
            <chart:title svg:x="12.44346456692913pt" svg:y="281.3774803149606pt" chart:style-name="AT00">
              <text:p text:style-name="a1" text:class-names="" text:cond-style-name="">ln(Decay Rate)</text:p>
            </chart:title>
            <chart:grid chart:class="major" chart:style-name="GMa0"/>
          </chart:axis>
          <chart:axis chart:dimension="x" chart:name="primary-x" chart:style-name="Axs1">
            <chart:title svg:x="312.4188188976378pt" svg:y="477.0407874015748pt" chart:style-name="AT01">
              <text:p text:style-name="a2" text:class-names="" text:cond-style-name="">Time</text:p>
            </chart:title>
          </chart:axis>
          <chart:series chart:values-cell-range-address="8_7_2.$D$1:.$D$12" chart:class="chart:scatter" chart:attached-axis="primary-y" chart:style-name="G0S0">
            <chart:domain table:cell-range-address="8_7_2.$A$1:.$A$12"/>
            <chart:regression-curve chart:style-name="T000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/>
      <style:graphic-properties draw:fill="none" draw:stroke="solid" svg:stroke-width="0.01042in" svg:stroke-color="#b3b3b3" svg:stroke-opacity="100%" draw:stroke-linejoin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graphic-properties draw:fill="none" draw:stroke="solid" svg:stroke-width="0in" svg:stroke-color="#004586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5.5671653543307pt" svg:width="575.3231496062992pt" chart:style-name="Crt0">
        <chart:title svg:x="235.151968503937pt" svg:y="9.523779527559055pt" chart:style-name="CT00">
          <text:p text:style-name="a0" text:class-names="" text:cond-style-name="">Temp VS Distance</text:p>
        </chart:title>
        <chart:plot-area svg:x="17.26228346456693pt" svg:y="33.27669291338582pt" svg:width="546.5810236220472pt" svg:height="428.9968503937008pt" chart:style-name="Plt0">
          <chart:axis chart:dimension="y" chart:name="primary-y" chart:style-name="Axs0">
            <chart:title svg:x="11.50818897637795pt" svg:y="258.7869291338582pt" chart:style-name="AT00">
              <text:p text:style-name="a1" text:class-names="" text:cond-style-name="">Temp (C)</text:p>
            </chart:title>
            <chart:grid chart:class="major" chart:style-name="GMa0"/>
          </chart:axis>
          <chart:axis chart:dimension="x" chart:name="primary-x" chart:style-name="Axs1">
            <chart:title svg:x="270.5267716535433pt" svg:y="455.5558267716535pt" chart:style-name="AT01">
              <text:p text:style-name="a2" text:class-names="" text:cond-style-name="">Distance (cm)</text:p>
            </chart:title>
          </chart:axis>
          <chart:series chart:values-cell-range-address="8_7_3.$B$1:.$B$9" chart:class="chart:scatter" chart:attached-axis="primary-y" chart:style-name="G0S0">
            <chart:domain table:cell-range-address="8_7_3.$A$1:.$A$9"/>
            <chart:regression-curve chart:style-name="T000"/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